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3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1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6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75cm" fo:min-width="3.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cm" svg:height="2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2cm" svg:x="6cm" svg:y="4.0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2cm" svg:x="6cm" svg:y="6.1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6cm" svg:y="8.2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46cm" svg:height="2cm" svg:x="6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7cm" svg:height="2cm" svg:x="6cm" svg:y="1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2cm" svg:x="1cm" svg:y="2cm">
          <text:p text:style-name="P2">Annual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2cm" svg:x="1cm" svg:y="4.1cm">
          <text:p text:style-name="P2">Six-monthly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2cm" svg:x="1cm" svg:y="6.2cm">
          <text:p text:style-name="P2">Quarterly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2cm" svg:x="1cm" svg:y="8.3cm">
          <text:p text:style-name="P2">Monthly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2cm" svg:x="1cm" svg:y="10.4cm">
          <text:p text:style-name="P2">Weekly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2cm" svg:x="1cm" svg:y="12.5cm">
          <text:p text:style-name="P2">Dail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6:08:24.581246144</meta:creation-date>
    <dc:date>2018-11-12T11:30:05.387385404</dc:date>
    <meta:editing-duration>PT4H52M24S</meta:editing-duration>
    <meta:editing-cycles>3</meta:editing-cycles>
    <meta:generator>LibreOffice/6.1.1.2$MacOSX_X86_64 LibreOffice_project/5d19a1bfa650b796764388cd8b33a5af1f5baa1b</meta:generator>
    <meta:document-statistic meta:object-count="12"/>
  </office:meta>
</office:document-meta>
</file>